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9638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3472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13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start" fo:margin-left="0.139in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start" fo:margin-left="0.139in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13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none" fo:border-top="0.0008in solid #000000"/>
      <style:paragraph-properties fo:text-align="start" fo:margin-left="0.0693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fo:background-color="#ffcc99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ackground-color="#e6e6e6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.0138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0193in" fo:padding-left="0.0138in" fo:padding-right="0.0138in" fo:padding-top="0.0193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.139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.139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.139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0.0138in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fo:background-color="#c0c0c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08in solid #000000" fo:border-left="none" fo:border-right="none" fo:border-top="0.0008in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008in solid #000000" fo:background-color="#e6e6e6" fo:border-left="none" fo:padding-bottom="0.0193in" fo:padding-left="0.0138in" fo:padding-right="0.0138in" fo:padding-top="0.0193in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0.0138in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4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08in solid #000000" fo:background-color="#c0c0c0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name-complex="Times New Roman" style:font-size-complex="5.69999980926514pt"/>
    </style:style>
    <style:style style:name="T2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Invoice [var.invoiceID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ue: [var.dueDate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otal Due:</text:p>
          </table:table-cell>
          <table:table-cell table:style-name="ce18" table:formula="of:=[.$F$29]" office:value-type="float" office:value="0">
            <text:p>#VALUE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[var.today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[var.customerContac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ompanyNam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Stree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City] [var.customerZip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hone: [var.customerPhon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mail: [var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Re: <text:s/>Invoice Number: [var.invoiceID]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[var.reline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ours Worked &amp; Accrued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>
            <text:p>Total Hours Worked This Period</text:p>
          </table:table-cell>
          <table:table-cell table:style-name="ce19" table:number-columns-repeated="4"/>
          <table:table-cell table:style-name="ce31" office:value-type="string">
            <text:p>[var.ttltime]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Base Hours</text:p>
          </table:table-cell>
          <table:table-cell table:style-name="ce20" table:number-columns-repeated="4"/>
          <table:table-cell table:style-name="ce32" office:value-type="float" office:value="20">
            <text:p>20.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>
            <text:p>0.0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Balance <text:span text:style-name="T2">= Total – Base – Credit </text:span><text:span text:style-name="T1">(negative = credit for next period)</text:span></text:p>
          </table:table-cell>
          <table:table-cell table:style-name="ce21" table:number-columns-repeated="4"/>
          <table:table-cell table:style-name="ce33" table:formula="of:=[.F22]-[.F23]-[.F24]" office:value-type="float" office:value="0">
            <text:p>#VALUE!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>
            <text:p>$500.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>
            <text:p>$50.00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Fees for hours over base</text:p>
          </table:table-cell>
          <table:table-cell table:style-name="ce21" table:number-columns-repeated="4"/>
          <table:table-cell table:style-name="ce36" table:formula="of:=IF([.F25]&lt;0;0;125*[.F25])" office:value-type="currency" office:currency="USD" office:value="0">
            <text:p>#VALUE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>
            <text:p>Total Due: </text:p>
          </table:table-cell>
          <table:table-cell table:style-name="ce37" table:formula="of:=[.F26]+[.F28]" office:value-type="currency" office:currency="USD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Time Detail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3" office:value-type="string" table:number-columns-spanned="4" table:number-rows-spanned="1">
            <text:p>Description</text:p>
          </table:table-cell>
          <table:covered-table-cell table:style-name="ce22"/>
          <table:covered-table-cell table:style-name="ce22"/>
          <table:covered-table-cell table:style-name="ce22"/>
          <table:table-cell table:style-name="ce26"/>
          <table:table-cell table:style-name="ce38" office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table:number-columns-spanned="3" table:number-rows-spanned="1">
            <text:p>[row;block=table:table-row;nodata] empty order</text:p>
          </table:table-cell>
          <table:covered-table-cell table:style-name="ce23"/>
          <table:covered-table-cell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2">
          <table:table-cell table:style-name="ce15" office:value-type="string">
            <text:p>[row.desc][row;block=table:table-row]</text:p>
          </table:table-cell>
          <table:table-cell table:style-name="ce23" table:number-columns-repeated="3"/>
          <table:table-cell table:style-name="ce28"/>
          <table:table-cell table:style-name="ce40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[row.desc][row;block=table:table-row]</text:p>
          </table:table-cell>
          <table:table-cell table:style-name="ce24" table:number-columns-repeated="3"/>
          <table:table-cell table:style-name="ce29"/>
          <table:table-cell table:style-name="ce41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>
            <text:p>Total Time:</text:p>
          </table:table-cell>
          <table:table-cell table:style-name="ce42" office:value-type="string">
            <text:p>[var.ttltime] hour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75in" fo:margin-right="0.7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3/07/2010</text:date>, <text:time>11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ng McHardy</meta:initial-creator>
    <meta:creation-date>2010-03-03T13:38:32</meta:creation-date>
    <dc:date>2010-03-07T11:23:15</dc:date>
    <dc:creator>Lang McHardy</dc:creator>
    <meta:editing-duration>PT01H02M47S</meta:editing-duration>
    <meta:editing-cycles>13</meta:editing-cycles>
    <meta:generator>OpenOffice.org/3.1$Linux OpenOffice.org_project/310m11$Build-9399</meta:generator>
    <meta:document-statistic meta:table-count="1" meta:cell-count="44" meta:object-count="0"/>
  </office:meta>
</office:document-meta>
</file>